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スマートフォンを含む認証方式が人気を集めている。最近の研究では、特権的なマルウェアによってクローンされる可能性のあるアプリのプライベートストレージに鍵を保存する代わりに、ハードウェア指紋を用いた認証が提案されています。特に、カメラのセンサー指紋の利用が最近議論されています。本論文では、このカメラセンサノイズの認証への適用性について再検討します。いわゆるPhoto Response Non-Uniformity (PRNU)は、スマートフォンのカメラで一般的に使用されているCMOSセンサの製造公差を利用して、特定の携帯電話に写真を追跡してそのユーザを認証するために使用されるものです。我々は、スマートフォンにおけるPRNUの大規模な調査を初めて実施しました。1036機種、3809人の端末から56,630枚の画像を収集しました。収集したデータセットに基づき、提案した認証方式を再現し、認証に関する先行研究で議論されていない注意点を明らかにした。また、認証方式に用いる画像に適合するための制約を与え、結果の信頼性を向上させる。1 はじめにスマートフォンの登場により、ユーザーは高性能な多目的コンピューティングデバイスを持ち歩くようになった。これらのデバイスは非常に個人的なものであるため、スマートフォンを識別することで、それぞれの所有者を特定することが可能です。例えば、銀行アプリケーションのような特定のユースケースでは、スマートフォンアプリがハードウェアトークンのような真のセカンドファクターに取って代わりました。最新のバンキング・アプリやその背後にある新興企業は、セキュリティよりも使用経験や市場投入までの時間を重視しており [27]、ユーザーの大多数は、購入しなければならず紛失する可能性のある専用ハードウェア・デバイスよりもアプリを好んでいるようです。インターネットに接続できない専用ハードウェア・トークンとは対照的に、携帯電話には特権的なマルウェアが存在し、トークンに保存された機密情報を悪用することができます。HaupertとMüllerは、このようなアプリベースの銀行取引スキームが、2つの別々のデバイスに依存するものであっても、攻撃される可能性があることを示しています[29, 30]。アプリは、常にコピーされる可能性のある機密情報を保存する代わりに、携帯電話のユニークな指紋をその場で計算することができます[28]。センサーやその他の入力ハードウェアの製造公差は、個々のデバイスの識別キーとして使用できるほどユニークであると想定されています。ブラウザや携帯電話のフィンガープリンティングは、すでにマーケティング目的で広く利用されています[57]。近年では、研究者やベンダーも、ユーザーやデバイスを識別・認証するためにフィンガープリントのスキームを採用しています。携帯電話のカメラもその1つである。写真撮影の際、画像センサーは感知できないノイズを残し、それを使って各カメラを識別することができます。Baら[4]とValsesiaら[56]は、カメラのフィンガープリントに基づく認証スキームを構築しました。これらの方式は、ハードウェアを追加することなく、現在のスマートフォンで動作するため、ユーザビリティに影響を与えることはありません。一方、攻撃者は、それぞれのフィンガープリントを学習し、悪意のある認証に悪用することができるかもしれません。本論文では、提案された方式を詳しく見ていきます。本稿では、カメラ指紋の考え方を再検討し、カメラ指紋が安全なスマートフォン認証を可能にするかどうか、またどのように可能にするかという疑問に対する詳細な答えの提供に力を注いでいます。敵対的な考え方と大規模な研究の結果、カメラ指紋認証の欠点が明らかになりました。特に、Baら[4]が提示する各攻撃検出ステップに対する簡単な攻撃を提供します。貢献詳細については、次のような貢献をしています。再調査の一環として、我々は3,809台のスマートフォンから画像を収集し、iOSとAndroidの両方を実行する1036のモデルから56,630の画像を得ました。これは、当社が開発したアプリなど制御された環境下で記録されたスマートフォンの画像データとしては、当社の知る限り最大規模のものであり、現実的なセキュリティ評価を可能にします。鍵の安全な保管が可能な携帯電話においても、現実のセキュリティ上の利点が期待できる耐偽造性のあるカメラ認証方式を紹介する。Baら[4]が提案したABCプロトコルの防御の欠陥を明らかにする。2 背景まず、デバイスとユーザーのフィンガープリントと認証に関する背景と関連する研究を提供します。2.1 デバイスフィンガープリントウェブでは、ユーザーとそのブラウザのフィンガープリントをプリビジョンで行う。2.1 デバイスフィンガープリント ウェブでは、プライバシーを侵害する方法でユーザーとその ブラウザのフィンガープリントはよく研究されており、広告とトラッキング のために広く採用されています[1, 14, 46, 57]。この傾向は、より多様なセンサーを活用できる携帯電話にも現れている。アプリを利用したモバイル端末のフィンガープリンティングは、現在も研究されている。センサーの特性を利用したフィンガープリンティング 先行研究では、携帯電話のほとんどのハードウェアセンサーは、特定のデバイスのフィンガープリンティン<text:soft-page-break/>グに使用できることが証明されている。Yue [60]、Das et al. [13]、Bojinov ら[6]は、位置センサー、加速度計、ジャイロスコープを 使用して、携帯電話とそのユーザーの指紋を採取しています。Hupperich ら [31, 32] は、さらに一歩進んで、利用可能なセンサーデータを、デバイスの指紋に基づく認証スキームに使用している。Das らは、マイクを使用してデバイスの指紋を採取している [12]。Zhou ら[62]と Das ら[12]は、スピーカーとマイクのモジュールを使用して、スマートフォンを独自に識別しています。Nickel らは、ユーザーの歩行パターンを認識し、認証を行っています[45]。Frank らは、認証のために、特定のタッチの動作を追跡している [17]。Gong らは、ユーザタッチのための偽造防止追跡法を提案している [25]。Boetら[5]は、タッチ指紋とセンサー指紋を組み合わせて、特定のユーザを認証する。また、Kurtz ら[35]は、入力を認識する代わりに、タッチセンサを利用した指紋認証を行っている。[35]と[Wu et al.]は、ユーザー設定とファイルを利用して、iOSとAndroidデバイスを高精度で追跡しています。また，このようなユーザを識別するために，ユーザの行動をさらに実証している．2.2 スマートフォンのカメラフィンガープリントカメラフィンガープリントでは、スマートフォンのCMOSセンサーの異常に着目しています。カメラのCMOSセンサーに光が到達する前に、光は複数の素子を通過する。図1に示すように、これらはすべて、デバイスやメーカーに特有の不正確さをもたらします。光はレンズ、アンチエイリアスフィルター、カラーフィルターアレイを通過する。画像パイプラインの典型的な部分については、Ramanath et al. [50]. パイプラインのすべての要素や携帯電話の他のセンサーと同様に、すべてのカメラのCMOSセンサーは、製造公差の対象となります。携帯電話のカメラのメガピクセルは、それがキャプチャした色のドットの数に変換されます。そして、写真の1画素1画素は、赤・緑・青の3色の強度で構成されています。この強度は、CMOSセンサーがこの位置で報告する光量です。CMOSセンサーによっては、光の強弱をシステム的に解釈してしまい、離散化した画素値の粒度を超えてしまうことがあります。その結果、ある撮像素子のすべての画像に、強弱のある独特のパターンが見られるようになります。このパターンをPRNU(Photo Response Non-Uniformity)と呼びます。このパターンは弱く、人間の目には認識できないが、画像から確実に抽出する方法が開発されている[22, 38]。さらに、これらの研究により、PRNUの顕著な特性として、異なるデバイス間で非常にユニークであることが示された。これは、同じブランドやモデルの異なるデバイスであっても同様である。CMOSイメージセンサ固定パターンノイズも、Kim and Lee [34]が議論したように、明るく撮影された写真で動作するため、この論文ではPRNUに焦点を当てます。Lukásら[38]は、固定パターンノイズやショットノイズのような他のノイズ源は、それほど適していないと結論付けています。PRNUの数学的な説明については、付録Aを参照してください。PRNUはカメラの寿命まで安定していることが示されており[19]、画像をそのソースデバイスに関連付ける確かな方法を提供します。セクション3の研究では、推定されたフィンガープリントのさらなる後処理は、我々のC++コードによって行われることを言及しておく。具体的には、他の実装と同様に、このコードは非一様なアーティファクトを除去する。新しい画像が特定のカメラで撮影されたものであることを確認するために、新しい画像の残差は式2のように計算されます。この残差は、問題のカメラで抽出された参照指紋と相関があります。この相関により、参照指紋と参照指紋の類似度を表す値が得られます。相関メトリックとして、通常のpearson correlationを使用することができます。しかし、ピーク相関エネルギーρはこのアプリケーションにより適したオプションであることが示されている[21]：ρ[I, ˆK] = PCE(Wi, I ˆK) . (4)based on this mathematical foundation, a considerableamount of research went into improvements to increase quality of the extracted noise pattern [9, 23]$1,000, 23]。さらに、いくつかの攻撃や反撃が議論された。また、Entrieri and Kirchner [15]、Karaküçük et al. [2.3 カメラ指紋認証 PRNUに基づく2つの認証プロトコルを簡単に説明します。カメラ指紋認証方式に共通する要素は次のとおりです。要素検証者検証者は、スマートフォンに最初のチャレンジを行い、最終的な決定を検証します。端末は、POS端末、パソコン画面、その他のディスプレイのいずれでもよく、検証者が入力します。スマートフォン認証されるデバイスです。スマートフォンは端末の写真を撮影し、その画像に独自のPRNU指紋を付加します。ABC Baら[4]によるABC方式によれば、検証者と端末は1つのデバイスに実装することが可能です。図2：カメラ認証のビルディングブロックQR-CodeProbe SignalFingerprintImage Layers+* 図3：ABC認証に使用する画像のレイヤー [4]1 GeneratorはQRコード付きの画像を作成します。3 内容に同意した<text:soft-page-break/>ユーザは、QRコードとプローブ信号が表示された画面を撮影する。4 認証機関は、最終画像の指紋を抽出し、サーバーに保存されているユーザーの参照指紋と比較します。PCE 値がある閾値以上であれば、取引は認証される。第 3 章で説明した我々の研究のために作成したアプリに基づき、以下で説明する ABC プロトコルを実装することができた。このプロトコルは、登録フェーズと認証フェーズに基づいている。登録フェーズでは、ユーザはスマートフォンで撮影した画像を1枚アップロードする。認証フェーズでは、検証者はユーザに対し、2種類のQRコードが表示された画面の画像を2枚撮影するよう要求します。どちらのQRコードにも、タイムスタンプと現在進行中の取引の抜粋が含まれています。その後、ユーザーはスマートフォンのディスプレイに表示された取引に関する情報を確認します（図2）。また、端末の画面に表示されるQRコードには、指紋は除去できないが写真撮影には耐えられるように設計されたプローブ信号が追加される。これは標準偏差of5の加法性白色ガウスノイズとして規定されている。このパイプラインの概略図を図3に示す。音声認識装置は2枚の写真を検証装置に送ります。検証者は、2枚の画像と各画像のPCE値を参照画像との間で判定する。RAW vs JPEG 別のカメラ指紋ベースの認証プロトコルは、Valsesiaら[56]によって提案されました。彼らもまた、PRNU を物理的な非クローンの特性として使用しています。この認証方式では、ユーザーまたは認証アプリのみがスマートフォンのRAW画像データにアクセスできることを想定しています。一般に公開されている画像は、すべて圧縮されている。Valsesiaら[56]は、ランダムプロジェクションを使用してフィンガープリントを圧縮する方法を導入しています。これは、そのサイズを縮小し、複数のカメラのPRNUを転送し、保存するための大きな利点をもたらす。また、生の指紋は、完全にネットワーク上で送信する必要がありません。ランダムプロジェクションのためのシークレットサイド情報は、スマートフォンの側を離れることはありません。サーバーは圧縮された指紋そのものを保存せず、ファジー抽出器スキームを使って一様なランダムビット文字列を作成します。これにより，サーバにアクセスした敵対者は，保存されている全ユーザの指紋を容易に取得することができない．Quiringら[48, 49]はFragile CameraFingerprintsの使用を提案し、JPEG画像から指紋を復元できないが、RAW画像だけは復元できることを証明した。RAW画像はソーシャルメディアにほとんど投稿されないため、この方式を攻撃するには、携帯電話にアクセスする必要があります。3 大規模データ収集 提案方式の実世界での適用性を調べるために、認証のための設定を実装し、数千枚の画像で評価しました。データセットは、提案する認証ソリューションの実装に類似したアプリを使用して、ゼロから収集されました。図4：個々のデバイスの画像数3.1 データ取得の方法Zhang and Zhang [61]によれば、トレーニングセットとして20枚程度の画像が、画像数とPRNUの強度のバランスとして良好であるとされています。少数の携帯電話に対する最初のテストでは、画像を追加しても、新しい画像に対する生成パターンのPCEが増加することが示された。20枚の画像に対するPCEは、通常、Goljanら[21]が提案した閾値の60を上回っていた。そこで、本研究では、参加者に20枚程度の画像を撮影・アップロードさせ、個人のPRNUパターンを学習させることにした。このため、画像枚数は20枚の倍数にはなっていない。さらに，被験者の負担を軽減するために，トリガーを1回クリックすると，数秒のうちに5枚の写真が撮影されるようにした．バッチ内の後続画像間のわずかな遅延も，背中合わせの2枚の画像の位置がずれる可能性を大幅に増加させる[58]．このアプリは、プラットフォームが提供する完全な解像度とデフォルトの品質でJPEGファイルを保存します。図4は、デバイスごとの画像数の分布を示しています。しかし，56,630枚の画像を適切に審査することは不可能であるため，現時点ではデータセットを一般に公開することはしない．この大規模データセットは、携帯電話の認証方式を調査するためのものであり、この目的では他の画像フォレンジックデータベースを凌駕するものである。例えば、Goljanらの研究[21]の大規模データセットはインターネット上の写真プラットフォームからのサンプルで構成されているが、我々のデータセットは我々の認証アプリを通してのみ収集され、我々が完全に制御している。この厳重な管理により、（無意識に）トリミング、編集、あるいはその他の方法で変更した画像が我々の学習セットに悪影響を与えることはない。両データセットとも2010年以前に収集されたものであり、モバイル認証の文脈では現代のスマートフォンではなく、例えばクラシックなカメラで撮影された画像であることを意味しています。VISIONデータベース[52]は、モバイル機器向けに作成されたものですが、私たちのデータセットと比較すると、35台とかなり小規模なものとなっています。RAISE[11]は、画像フォレンジックに焦点を当てた研究でよく使われるもう一つのデータ<text:soft-page-break/>ベースである。本研究で実装した認証プラットフォームとバックエンドは、AndroidとiOS用のアプリ、データベースサーバー、PRNUの比較と評価を非同期で実行するワーカーサーバーの3つの主要コンポーネントから構成されています。iOSとAndroidのアプリは、大規模研究モードと認証モードで構成されています。大規模研究モードでは、iOSとAndroidの両方のアプリが、研究内容、目標、アップロードする写真の種類をユーザーに知らせます。このモードでは、自分のカメラと他の携帯電話のカメラとの比較に関するライブ情報が提供されます。ワーカー側では、PRNU を抽出し画像と比較する C++ コアである MagicFern は、Goljan らによる人気の Matlab フレームワークの高速な再実装であり [21]、彼らのウェブサイトで入手可能です。低レベルの実装とマルチスレッドにより、高速に動作する。我々は、同じレベルの精度を達成することを確実にするために、Matlabの実装に対して我々のツールをベンチマークした。このプラットフォームのすべての部分は、公開後にオープンソース化される予定である。3.2 参加者大規模調査には、すべてのユーザーが自発的に参加した。アプリは一般に公開され、ソーシャルメディアやニュースで発表された。まず，すべてのプロセスを透明性をもって参加者に知らせた．そして、様々なシーンをアップロードするように指示し、個人を特定できるような画像は決してアップロードしないようにした。画像とPRNUに関連する唯一の情報利得は、携帯電話が私たちの研究に参加した場合です。また、他人の顔などの個人を特定できる画像は撮影しないよう注意喚起していましたが、大量の写真がアップロードされたため、すべてのユーザーがこれに従ったとは言い切れません。今回の大規模調査では、主要なモバイルプラットフォームから1ヶ月間で合計3,809人の参加者がありました。プラットフォーム別では、25%のパターンがiOSで、75%のパターンがAndroidで学習された。この調査では、137のメーカーから1036の異なるモデルが参加しました。上位3ブランドはSamsung、次いでApple、Googleでした。図5: 2つのデータセットにおけるPCE推定値の分布。図5：2つのデータセットにおけるPCE推定値の分布 一方は暗い画像のみ、もう一方は任意にサンプリングした画像。さらに、すべての画像は参照指紋と一致しないように選ばれている。正常な画像は、望みのように低いPCEスコアを示した。4 評価セクション3で述べた研究に基づき、3,809台のスマートフォンの56,630枚の画像から得られた結果を評価し、格付けします。スマートフォンの指紋の品質を調査し、最高品質の指紋を得るための制約条件を検討しました。画像と指紋の相関指標であるPCEの振る舞いを、様々な特性の下で検討しました。同じカメラで撮影された画像は一致するため、PCE値が高くなる必要があります。異なるカメラで撮影された画像は一致しないため、PCE値はゼロに近くなるはずです。スマートフォンのカメラは異なる解像度の画像を生成するため、PCE 値を計算するのは難しい場合があります。この問題を克服する一般的な方法は、すべての画像から固定サイズのパッチを切り出すことです[21, 23, 24, 36]。4.1 PRNUに対する照明の影響異なる制約の重要性を評価するために、ノイズ抽出とノイズ相関に関する既知の問題の悪い影響を検討しました。一般に、極端なPCE値は飽和しすぎた写真で現れます。指紋の推定では、困難であることが知られており、可能であれば避けることが望ましい設定です[9, 23]。暗部の影響 我々は、画像のイルミネーションとPCE値の間の明確な相関を示す以前の再調査[22]を再現しました。我々の評価スクリプトは、各ユーザーからのすべての画像を検査し、そのユーザー／携帯電話の他のすべての画像と比較します。これにより、常に高いPCE値が得られるはずです。しかし、これは非常に暗い画像では失敗することが多い。図5では、任意の携帯電話のカメラ指紋と、異なる携帯電話のランダムな画像との21回の比較の分布をPCE値でプロットしています。正常な画像のPCE値は予想通りです。分散が小さく、0に近い値になっています。一方、もう一つのデータセットでは、異なるカメラの暗い画像または真っ黒な画像のみを比較したPCE値を示しています。ノイズ情報がないため、ランダムに高い正または負の相関が発生する。そこで、結果を改善するために、ある制約、すなわち強度閾値に合致する画像のみを撮影した。図 6b では、図 6a のヒストグラムを示す。閾値を変化させたものは赤線で表している。すべての画像から、閾値以下の強度を持つピクセルのパーセンテージが決定された。このピクセルの割合は、黄色い領域として示されている。この後、指紋抽出のために画像が満たすべき制約を変化させました。画像の照明の強さにはスイートスポットがあるのか、それとも明るい方が常に良いのかという疑問が生じます。理論的には、ある明るさ以上になると、画像の画素は飽和し、指紋は減衰します。そこで、次のステップでは、明るさの制約下でのPCE値の依存性を調べました。明るい領域の影響 PCE値の決定に使用した画像は、再び2つの制約に適合する必要がありました。画素強度の変化量は、<text:soft-page-break/>変化する閾値以上である必要があります。今回は、155から255の間で変化する閾値を選びました。黄色の領域は、パーセンテージを決定するための画素強度を表しています。図6bのヒストグラムは図6aの画像に属しています。ユーザーごとに1つの画像を、そのユーザーの他のすべての画像と比較し、それらが与えられた制約に適合する場合、このことから、すべてのPCE値の中央値が決定されました。図 8 のすべてのドットは、中央値の 1 つを表しています。再び100人のユーザーを使い、閾値を変えながらすべてのPCE値の平均を求めた。この違いは、ある閾値以上の強度を持つピクセルの割合が変化している点にあります。パーセントごとの平均的なPCE値も2次曲線になります。パーセンテージと閾値の間の完全な比率 さらなるステップとして、選択したパーセンテージと閾値の間の完全な比率を最適化します。この2つの変数を同時に変化させると、ある表面が得られる。ある閾値以上の画素の割合を0%から100%の間で変化させた。さらに、ピクセルの濃度が155から255の間で必要な閾値を変化させた。次に、カーネルサイズ9のボックス線形フィルタを用いてPCEのピークを平滑化し、より一般的な表現にしました。その結果、図10に示すような曲面が得られた。グローバルな最大値は、100の割合と197の閾値に位置する。このプロットから、パーセンテージの増加に伴い、PCE値も増加することが確認されました。しかし、図8で描かれているように、PCEは増加が止まり、非常に高い値では減少さえしています。このことから、できるだけ高い画素強度を持つ画像領域が多いほど、指紋抽出がうまくいくことがわかります。このことから、画像の多くの領域が高い画素強度を含むほど、指紋抽出は良好に機能する。可能な限り最高品質の指紋を得るためには、197以上の画素強度を100％持つ画像が最も適している。4.2 制約としての風景図 10: それぞれの閾値と割合の制約を満たす画像の PCE の挙動を説明する表面プロット。撮影された風景は、抽出されたPRNUの品質にも影響を与える[9, 23]。ハイパスフィルタリングの最終的な目的は、式2のように、画像の内容を抑制することです。しかし、たとえ弱いものであっても、何らかのコンテンツは常に残っており、残留ノイズに漏れてしまいます。本研究では、すべての画像から、各画素の強度の8近傍画素に対する標準偏差を求めました。そして、全体の標準偏差の平均値を計算し、この値を用いてさらに比較を行った。また，PCE 値の計算では，あるユーザの 1 枚の画像から，そのユーザ の他のすべての画像を用いて PCE 値を計算した．そして、PRNU抽出に使用する画像は、平均標準偏差がある閾値以上になるように制約をかけた。図 11 では、特定の色のドットはすべて 1 人のユーザに属する。このプロットでは、60人の異なるユーザーを示している。各ドットの標準偏差の制約は、1つの画像がセットから脱落する程度まで増加した。ほとんどのユーザのセットで、画像のすべての PCE 値の平均が増加する結果となった。</text:p>
      <text:p text:style-name="Standard">さらに、点群に曲線を当てはめた。PCE 値の標準偏差の減少に伴う挙動は、指数関数的であるように思われる。したがって、画像の局所的な標準偏差がPRNU抽出に重要であると結論付けることができる。画像内の均質な領域は、抽出された指紋の品質を向上させる。この結果、一致すべき画像のPCE値が高くなる。したがって、局所標準偏差の制約下で画像をフィルタリングすると、真陽性率が大幅に向上します。図6aと図7aの画像の局所標準偏差は大きく異なっています。エッジが多くモアレパターンが強いQRコードの局所標準偏差は0.174、空の画像の局所標準偏差は0.006と非常に低く、実に約30分の1である。したがって、QRコードを含む画像は、指紋抽出に最適とは言えないようです。5 考察本項では、カメラ指紋認証の認証方式として、我々の結果がどのような影響を及ぼすかについて考察する。この結果をもとに、認証プロトコルの欠陥について考察する。5.1 画像に制約が必要Baら[4]は、彼らのABCスキームで撮影された写真に対して可能な制約を議論していない。セクション 4 で示すように、写真のコンテンツは PCE の品質に強い影響を与えます。また、4.1 節の結論として、偽陰性および偽陽性が低い良好なフィンガープリントを得るためには、明るさが重要な役割を果たすと言えます。を超える画素強度の100％の画像は最良の結果をもたらす。カメラは自動的に明るさを調整するため、このような写真の撮影は、極端な照明条件下でのみ可能な場合があります。4]で使用されたQRコードは、デフォルトの白黒プリントです。そのため、露出や記録方法によっては、PRNUの解析に適さない色設定になってしまう可能性があります。認証プロトコルの真陽性率をさらに向上させるために、チャレンジ画像と参照画像の局所標準偏差を求める機能を追加することも可能である。セクション4.2から、これは抽出された指紋の品質も向上させることが分かっている。また、高い局所標準偏差を持つ指紋抽出用画像を拒否することで、偽陽性率および偽陰性率を減少させることができると結論付けることができます。画像の多くの領域で局所的な標準偏差が小さい画像は、指紋抽出に非常<text:soft-page-break/>に適しています。図6a、図7aのサンプル画像は、隣接する図6b、図7bと同様に、同等の形状のヒストグラムを描いています。しかし、局所的な分散は大きく異なっており、空の画像は平坦な部分が多く、QR画像は黒から白への遷移が多くなっています。空画像は標準偏差が0.006と非常に小さいが、QR画像は標準偏差が0.174と大きい。図11のプロットを見ると、標準偏差が大きくなるにつれて、PRNUの品質は指数関数的に低下していることが分かります。このため、大きなQRコードを含む画像から正しいPRNUを抽出することはほとんど不可能である。QRコードを含む画像の風景は、高い周波数を持っている。白黒のQRコードはエッジが多いため、画像の周波数成分が非常に高くなります。また、QR画像はモニターの液晶画面からQRコードを取り込んで撮影しているため、モアレ模様が発生しています。このため、モアレパターンが発生します。PRNUも高周波信号であるため、風景と指紋を区別することができません。このため、アーチファクトが発生し、PCE値が悪化します。この問題をいくらか軽減するために、我々の研究では、指紋抽出にグレーと白のQRコードを使用することで方法が改善されることを示しました。我々の概念実証のために、Huawei P20 Proを使用しました。同じカメラで撮影した画像のPCE値は、グレーのQRコードを使用した場合、黒のQRコードと比較して5倍高い結果となりました。したがって、グレーや白のQRコードは、QRコードリーダーには受け入れられつつも、認証に適したPCE値になると結論付けることができます。おそらく、グレーの領域でも、センサーが強いPRNUパターンを追加するのに十分な光を生成しているためです。白と黒に比べ、コントラストとエッジがそれほど強くなく、暗い部分でも光を含んでいるため、PRNUが増加するのです。5.3 指紋には複数の参照画像が必要 Baら[4]が提案した方式では、ユーザーはスマートフォンで1枚の画像を記録するよう再要求されるだけである。私たちの知る限り、これは文献上の一般的な意見に反しています。PRNUを抽出する際の重要な前提の1つは、ショットノイズやランダムノイズのような他のノイズは、式3が示すように、N枚の画像のコーパス上で平均化されることである。最初の研究[38]では、最大50枚の画像が提案された。これは、例えば、Zhang et Zhang [61]のように、いくつかの著者によって20枚に引き下げられた。Zhang et Zhang [61]のように，20枚まで減らされている．手元に1つの画像しかないため、他のノイズ源は指紋抽出の間、本質的に持続することになる。セクション5.1で議論した我々の実験は、全体的な画像が暗すぎるため、またはテクスチャ領域で高頻度のコンテンツを含みすぎるため、シーンのコンテンツが大きな要因であることを示唆している。これを活用するために、一部の著者はテクスチャのない画像から除外的に指紋を取得することを提案している[21]。しかしながら、認証スキームにおいては、オンラインバンキングであろうと、リスクを負わず、標準偏差の少ない高品質な画像を初期指紋の作成に使用すべきであると我々は主張する6。6.1 脅威モデル Baら[4]が想定する攻撃者は、我々の理解では、かなり弱いものである。この脅威は、スマートフォン上のマルウェアはむしろ一般的であるにもかかわらず、携帯電話で写真を撮り、簡単に指紋を学習することができるマルウェアを考慮していません[39, 47]。敵対者は、被害者の公開写真にアクセスし、被害者と検証者の間の通信チャネルを盗聴することができ、被害者が画像を撮影したディスプレイを偽装することができます（フィッシング）。また、リプレイ攻撃、指紋偽造攻撃（学習した指紋を元のスマートフォンで撮影していない写真に追加する）、およびシナリオの男性も含まれます。Valsesiaら[56]の方式は、RAW画像をキャプチャできない攻撃者に依存し ている。6.2 指紋偽造 指紋偽造に取り組むためのよく知られたアプローチは、三角形テスト[37]を使用することである。Baら[4]は、高い計算量を要するという理由で、当然この手法の使用を控えています。各ユーザーのすべての公開画像を含むデータベースは、常に管理され更新されなければならない。そこで彼らは、2枚の画像を記録しておくという新しい手法を提案しました。認証プロセスにおいて、ユーザは2つの異なるQRコードの画像を1つではなく、2つアップロードする。広告主が被害者の指紋を2枚の画像に適用しても、被害者は本物の指紋を保持している。そのため，抽出された指紋は，サーバに保存されている参照指紋と比較するよりも高い相関を持つ．これにより，Baら[4]は画像上の指紋を追加で検出する．Bonettiniら[7]が提案するように、攻撃者が指紋を完全に消去することができない場合でも、攻撃は可能である。2台の異なるスマートフォン、デュアルカメラ搭載の携帯電話、あるいは携帯電話を90度回転させただけでは、この防御策は破られます。コンセプトの証明として、我々は同じイメージセンサから2つの領域を切り出しました（これらはまだQRコードを含む必要があります）。6.3 画像の再利用QRコードを追加したにもかかわらず、QRコードのノイズのおかげで、被害者の携帯電話か<text:soft-page-break/>ら任意の画像を再利用することができます。セクション5で説明したように、この高いノイズ、大きな黒い領域、風景の多くの高周波エッジのために、我々のテストでは、PCE計算中にQRコードはほとんど無視されることが分かっています。この事実を利用することができます。QRコードはできるだけ小さくする必要がありますが、サーバーが受け入れるのに十分な大きさであり、プローブ信号が十分に含まれている必要があります。QRコードは画像全体に占める割合が小さいため、被害者の指紋を含む領域は依然として非常に大きく、QRコードの影響はほとんどありません。また、操作されたチャレンジ画像とサーバに保存されている画像の相関は高く、この方法で概念実証の実装に対して誤検出を行うことができました。撮影したQRコードが大きすぎると、そのノイズにより指紋がブロックされ、偽陰性率が高くなる可能性があるため、何らかの画像認識や別の偽造検出を追加しないとこの攻撃から防御することは困難です。この脆弱性に対して、7.3.6.4 プローブ信号を保持した指紋の再消去 第6.2節で、Baら[4]が提示した認証プロセスを失敗させずに外国人の指紋を偽造するには、画像の2つの部分が既に十分であることを示しました。より精巧な攻撃では、まず敵対者のカメラの指紋を消去し、次に被害者の指紋を追加します。これを防ぐために、Baら[4]は追加のプローブ信号を導入している。彼らは、これを白色ガウス雑音と規定している。白黒のQRコード画像をベースとして、この信号は加法的であると仮定しています。図3は、このようにして得られたノイズのレイヤーを示している。QRコードはユーザが認識する風景を表し、それ自体には多くの高周波成分が含まれている。プローブ信号は、加法的な白色ガウスノイズである。標準偏差5のノイズは指紋と同じ分散であると著者らは主張している。一番上の層は、カメラセンサーの指紋であるPRNUを表している。これは、カメラセンサーの感度が変化することにより、画像の記録段階で付加されるものである。我々の大規模なテストでは、PRNUの標準偏差は5よりずっと低いことが分かっています。プローブ信号のアイデアは、相手がローパスフィルタを使って自分の指紋を画像から消そうとすると、プローブ信号が消去されることです。もし、プローブ信号がチャレンジ画像に含まれない場合、チャレンジ画像はプローブ信号が付加された参照指紋と比較され、相関が減少します。我々の分析によれば、チャレンジ画像をハイパスフィルタで分析し、プローブ信号によるノイズとPRNUノイズの両方を検出することができます。さらに、そのデバイスで撮影された他の写真などから、そのデバイスの指紋を推定することができます。これにより、プローブ信号と固有のフィンガープリントを分離し、攻撃を排除することができます。これは、両信号が同程度の強度であると仮定しても有効です。しかし、我々のセットアップでは、PRNUのノイズはかなり弱くなっています。したがって、フィンガープリントに関して、強い摂動をフィルタリングするだけで十分です。この問題の根底にあるのは、プローブ信号が透かしとみなされることであり、これは設計上検出可能であり、たとえ検出がサーバー上で行われるとしても、検出可能である。7.1 一般的なカメラ指紋の改良4で提案したように、PRNU抽出を一般的に改良し、結果の重要性を高める以外に、さらなるステップを踏むことができる。7.1 一般的なカメラ指紋の改良どんな指紋も攻撃者によって学習され、その後再生されるか、認証コードに直接落とされる可能性があります。これは、Baらが提案したように、プローブ信号を適用し、複数のアップロードされた画像をチェックした後でも、困難ではありますが、可能性があります。[4]. それでも、携帯電話上の画像やマルウェアをクローリングする攻撃者は、フィンガープリントを学習し、認証のために正しい画像を偽造することができます。Lukás et al. [38]は、「十分に洗練された相手によって侵害されない、デジタル画像から計算された数値識別特性が存在することは考えにくい」と指摘しています。防御側の携帯電話上のマルウェアは、単純に20枚の画像をキャプチャして統計的パターンを取得し、指紋を学習することができます。その後、マルウェアは、例えば認証用の正しいQRコードを含むなど、他のすべての要件を満たす写真を作成します。また、指紋を削除して、学習した指紋を適用することも可能です。しかし、指紋偽造（およびカウンターアタック）に対する防御は、画像フォレンジックの継続的な研究課題です。セキュリティの分野ではよくあることですが、攻撃者と防御者の間の軍拡競争にさらされています。例えば、2010年にGoljanらによって提案されたいわゆるトライアングルテスト[20]は、カメラフィンガープリントのための自明なアンチフォレンジックが早期に破られましたが、これはまだ攻撃されることがあります[40]。カメラ指紋の偽造検出における軍拡競争は、Goljanらによる論文[55]から10年以上経過した現在も、新しい防御方法が提案され続けています。ABCの代替として、Baら[3]は最近、複数のバースト写真の追加ノイズと、より耐性の高いフィンガープリントのための加速度計フィンガープリントを組<text:soft-page-break/>み合わせたCIM方式を提案した。 カメラ指紋認証再訪Dominik Maier1, Henrik Erb2, Patrick Mullan2, and Vincent Haupert21ベルリン工科大学2Friedrich Alexander Universityt Erlangen-NürnbergAbstract スマートフォンを含む認証方式は一般的になっている。最近の研究では、特権を持つマルウェアによってクローンされる可能性のあるアプリのプライベートストレージに鍵を保存する代わりに、ハードウェア指紋による認証が提案されており、攻撃者が偽造しにくいと主張している。非常に高いセキュリティ基準を必要とするアプリケーションの場合、認証スキームは、指紋の正確さをチェックするだけでなく、画像自体の偽造の可能性を検出することもできます[10]。というのは、防御側が負ける軍拡競争だからである。しかし、カメラ出力が偽造できなければ、画像による機器認証は実質的に向上する。実際、Naveh and TromerのPho-to-Proof[44]のように、撮影した画像に偽造できない暗号資産を導入するカメラは以前から提案されています。もし、スマートフォンにこのようなセキュアなカメラモジュールが実装されれば、セキュアな画像ベースのトランザクション方式を実現することができます。しかし、これらのカメラは最先端の研究対象であり、高価であるため、スマートフォンのハードウェアに搭載されることはほとんどないでしょう。一方、信頼された実行環境は着実に普及しつつあり、現在ほとんどのモバイルデバイスにモジュールが搭載されています。また、外部ハードウェアへの直接アクセスも、ARM TrustZone [2]などですでに実現可能です。最終的には、信頼できるソフトウェアをカメラに直接接続することで、攻撃者がTEEにアクセスできない限り、偽造できないカメラのフィンガープリントのシステムを構築することができます。この信頼できるセキュアカメラで撮影した画像（またはビデオ）には、PhotoProof [44] のような電子透かしや署名を画像内に埋め込むことができます。もう1つのアプローチは、画像が信頼され認証されたコードから離れる前に、メタデータに署名を添付することです。理想的なソリューションは、カメラデータが書き込まれるメモリ領域への書き込みアクセスのみを、信頼されたコード内のハードウェアとセキュアカメラスタックで許可することです。この信頼できるセキュアカメラは、通常のカメラフィンガープリントを冗長化し、安全なトランザクションを支援します。7.3 取引の安全性 本セクションでは、安全な取引のための偽造防止方式を提案する。認証目的では、これらの方法は欠陥があるが、取引の署名には真の利益をもたらす。このために、我々は大規模研究のために構築したカメラフィンガープリントアプリを、銀行のようなシナリオで拡張しました。この署名アプリでは、ユーザーが本当に正しい取引内容を見たかどうかを確認するために、QRコードと光学式文字認識（OCR）を再読み込みしています。マルウェアが画面上の情報を偽装しても、ユーザーはすぐにそれを確認し、対応することができます。図12に示すように、表示された内容がユーザーが署名したい内容と一致しない場合、ユーザーは簡単にその誤りを特定することができる。表示されたデータが間違っている場合、ユーザーは自動的に取引を停止する。取引は署名されない。署名はユーザーの意図とリンクしている。この結果、2つ目の要素を全く使用しないことによるキャンセルが発生する。これは、ユーザーに表示されるデータを人間と機械が読み取り可能な形式にリンクさせることで実現できます。この種の単純人間可読QR（HR-QR）に類似したソリューションとして、MillicanとStan-janoによって提案された[42]がある。彼らのいわゆるSAVVIコードは、QRコードと、より機械に優しいテキストを組み合わせ、エラーなく処理することをより容易にしている。QRコードと同様、コードは非常にノイズが多いため、グレーと白であるべきである。そのための唯一の方法は、コンテンツを平文で表示することです。PRNUを抽出し、正しいカメラで撮影された写真かどうかを確認する。同時に、エアギャップを設けることで、携帯電話を真のセカンドファクターとすることができます。MitMschemに対抗するために、ユーザーは自分が何をスキャンしているのかを知る必要があります。これを行うための最良の方法は、コンテンツを平文で表示することです。私たちは、通常のトランザクションスキームにOCRを追加します[41]。OCR ソフトウェアは十分にフェイルプルーフではないので、コンテンツは別の QR コードや他のバーコード、あるいは [8] のようなマトリクスコードで送られます。TEE またはサーバーにある信頼できるコードが、両者が一致するかどうかをチェックする。このようにすることで、攻撃者がブラックボックスに直接画像を挿入し、ユーザーの知らない間に認証コードを実行するリスクを低減することができます。同時に、エアギャップを設けています。特にHR-QRの場合、カメラにはユーザーの意図とリンクする情報が含まれているというメリットがあります。また、ユーザは認証にサインをしたい場合のみ、画面をスキャンする。本研究では、HR-QR方式を実装した。Evertsら[16]は、スマートフォン認証の実装に<text:soft-page-break/>ついて、セキュアエレメントでは携帯電話上のマルウェアによる認証情報の利用を防ぐことができないと述べています。我々は、カメラの指紋を入力として使用すると、このステートメントはもはや正しくないことを理解します。セキュアエレメントにデータを入力する代わりに、攻撃者はすべての制限を満たす画像を入力しなければならないのです。将来的には、7.2 で述べたように、PRNU をセキュアカメラに置き換える予定である。8 まとめ本稿で紹介した現行の認証方式に対する攻撃は、スマートフォンのカメラ指紋認証の欠点を示すものでした。56,630枚の画像を収集した大規模な研究により、現在のすべてのスマートフォンのカメラがPUFとして機能することを実証し、写真をユニークなデバイスに固定することができます。徹底的な検証の結果、他の認証方式と直接比較した場合、カメラ指紋認証に基づく認証の複雑さは、携帯電話のメモリに保存された秘密に対して実質的なセキュリティ上の利点をもたらさないという結論を得ることができました。SMSベースの認証 [43]のような脆弱なスキームと比較すると利点はありますが、代替案として、認証時に安全なインターネット接続、ブルートゥース、あるいはViaサウンドを通じてワンタイムパスワード（OTP）を携帯電話にプッシュすることも可能です。セクション 6.1 で説明したすべての脅威モデルにおいて、通常のアプリ認証スキームは、十分である、つまり、特権的なアクセスがない場合です。一般的にフィンガープリントがそうであるように、攻撃者にとって新たなハードルとなるかもしれませんが、カメラのフィンガープリントを計算するノウハウは容易に入手可能なため、このスキームも失敗します。 Valsesiaら[56]が提案した、被告がRAW画像を決して公開せず、認証にのみ使用する特別なケースを除けば、カメラのフィンガープリントのセキュリティは、一般に入手できる画像によってさらに弱体化します。撮影された画面は、安全なディスプレイの代わりとなるため、取引には利点があると思われる。将来的には、携帯電話の信頼された実行環境で写真に署名することで、PRNUのユースケースを完全に置き換え、セキュリティ上の利点を提供することができるかもしれません。</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8T02:53:12.780925080</meta:creation-date>
    <dc:date>2022-05-18T03:37:46.122513915</dc:date>
    <meta:editing-duration>PT4M22S</meta:editing-duration>
    <meta:editing-cycles>1</meta:editing-cycles>
    <meta:generator>LibreOffice/6.4.7.2$Linux_X86_64 LibreOffice_project/40$Build-2</meta:generator>
    <meta:document-statistic meta:table-count="0" meta:image-count="0" meta:object-count="0" meta:page-count="9" meta:paragraph-count="2" meta:word-count="17608" meta:character-count="19349" meta:non-whitespace-character-count="19121"/>
  </office:meta>
</office:document-meta>
</file>